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29cm" draw:marker-end="Arrow" draw:marker-end-width="0.33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b3b3b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xml:id="id1" draw:id="id1" draw:layer="layout" svg:width="4.826cm" svg:height="3.81cm" svg:x="11.541cm" svg:y="1.508cm">
          <text:p text:style-name="P1"><text:span text:style-name="T1">Sender a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4.826cm" svg:height="3.81cm" svg:x="18.526cm" svg:y="6.596cm">
          <text:p text:style-name="P1"><text:span text:style-name="T1">Instantaneous receiver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4.826cm" svg:height="3.81cm" svg:x="4.937cm" svg:y="6.596cm">
          <text:p text:style-name="P1"><text:span text:style-name="T1">Sporadic recei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3.954cm" svg:y1="5.318cm" svg:x2="13.954cm" svg:y2="6.588cm" draw:start-shape="id1" draw:start-glue-point="6" draw:end-shape="id2" draw:end-glue-point="5" svg:d="m13954 5318v1270">
          <text:p/>
        </draw:connector>
        <draw:connector draw:style-name="gr4" draw:text-style-name="P1" draw:layer="layout" svg:x1="16.367cm" svg:y1="3.413cm" svg:x2="20.939cm" svg:y2="6.596cm" draw:start-shape="id1" draw:start-glue-point="7" draw:end-shape="id3" draw:end-glue-point="4" svg:d="m16367 3413h4572v3183">
          <text:p/>
        </draw:connector>
        <draw:connector draw:style-name="gr4" draw:text-style-name="P1" draw:layer="layout" svg:x1="18.526cm" svg:y1="8.501cm" svg:x2="15.977cm" svg:y2="8.493cm" draw:start-shape="id3" draw:start-glue-point="5" draw:end-shape="id2" draw:end-glue-point="9" svg:d="m18526 8501h-1015v-8h-1534">
          <text:p/>
        </draw:connector>
        <draw:connector draw:style-name="gr4" draw:text-style-name="P1" draw:layer="layout" draw:line-skew="0.633cm" svg:x1="13.954cm" svg:y1="10.398cm" svg:x2="7.35cm" svg:y2="10.406cm" draw:start-shape="id2" draw:start-glue-point="8" draw:end-shape="id4" draw:end-glue-point="6" svg:d="m13954 10398v1143h-6604v-1135">
          <text:p/>
        </draw:connector>
        <draw:connector draw:style-name="gr4" draw:text-style-name="P1" draw:layer="layout" draw:line-skew="0.633cm" svg:x1="13.954cm" svg:y1="10.398cm" svg:x2="20.939cm" svg:y2="10.406cm" draw:start-shape="id2" draw:start-glue-point="8" draw:end-shape="id3" draw:end-glue-point="6" svg:d="m13954 10398v1143h6985v-1135">
          <text:p/>
        </draw:connector>
        <draw:frame draw:style-name="gr5" draw:layer="layout" svg:width="0.853cm" svg:height="1.343cm" svg:x="17.182cm" svg:y="7.705cm">
          <draw:text-box>
            <text:p>1</text:p>
          </draw:text-box>
        </draw:frame>
        <draw:frame draw:style-name="gr6" draw:layer="layout" svg:width="0.853cm" svg:height="0.962cm" svg:x="13.883cm" svg:y="5.305cm">
          <draw:text-box>
            <text:p>2</text:p>
          </draw:text-box>
        </draw:frame>
        <draw:frame draw:style-name="gr5" draw:layer="layout" svg:width="0.853cm" svg:height="1.343cm" svg:x="20.875cm" svg:y="4.556cm">
          <draw:text-box>
            <text:p>3</text:p>
          </draw:text-box>
        </draw:frame>
        <draw:frame draw:style-name="gr5" draw:layer="layout" svg:width="0.853cm" svg:height="1.343cm" svg:x="16.994cm" svg:y="10.679cm">
          <draw:text-box>
            <text:p>4</text:p>
          </draw:text-box>
        </draw:frame>
        <draw:frame draw:style-name="gr5" draw:layer="layout" svg:width="0.853cm" svg:height="1.343cm" svg:x="9.836cm" svg:y="10.733cm">
          <draw:text-box>
            <text:p>5</text:p>
          </draw:text-box>
        </draw:frame>
        <draw:custom-shape draw:style-name="gr7" draw:text-style-name="P2" xml:id="id2" draw:id="id2" draw:layer="layout" svg:width="5.08cm" svg:height="3.81cm" svg:x="11.414cm" svg:y="6.588cm">
          <text:p text:style-name="P1"><text:span text:style-name="T1">global_data_mydata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7" draw:text-style-name="P2" draw:layer="layout" svg:width="4.826cm" svg:height="3.81cm" svg:x="4.937cm" svg:y="1.508cm">
          <text:p text:style-name="P1"><text:span text:style-name="T1">global_data_mydata_t.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2T15:29:31</meta:creation-date>
    <dc:date>2012-03-26T09:07:40</dc:date>
    <meta:editing-duration>PT4H43M12S</meta:editing-duration>
    <meta:editing-cycles>11</meta:editing-cycles>
    <meta:generator>LibreOffice/3.4$Unix LibreOffice_project/340m1$Build-402</meta:generator>
    <dc:creator>Thomas Gubler</dc:creator>
    <meta:document-statistic meta:object-count="15"/>
  </office:meta>
</office:document-meta>
</file>